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t_split_morph_catboost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2]/[.B2]" office:value-type="float" office:value="0.444444444444444" calcext:value-type="float">
            <text:p>0.444444444444444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636471191847339" calcext:value-type="float">
            <text:p>0.636471191847339</text:p>
          </table:table-cell>
        </table:table-row>
        <table:table-row table:style-name="ro1">
          <table:table-cell office:value-type="string" calcext:value-type="string">
            <text:p>mat_15: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D3]/[.B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]/[.B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]/[.B5]" office:value-type="float" office:value="0.388888888888889" calcext:value-type="float">
            <text:p>0.3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6]/[.B6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7]/[.B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D9]/[.B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0]/[.B1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11]/[.B11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12]/[.B12]" office:value-type="float" office:value="0.894736842105263" calcext:value-type="float">
            <text:p>0.89473684210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13]/[.B13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14]/[.B1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5]/[.B1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16]/[.B16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7]/[.B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8]/[.B18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19]/[.B1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20]/[.B2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21]/[.B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2]/[.B22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23]/[.B23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24]/[.B24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25]/[.B25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5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26]/[.B2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27]/[.B27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28]/[.B28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29]/[.B2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0]/[.B30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formula="of:=[.D31]/[.B31]" office:value-type="float" office:value="0.791666666666667" calcext:value-type="float">
            <text:p>0.7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32]/[.B3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formula="of:=[.D33]/[.B3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34]/[.B3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5]/[.B3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6]/[.B3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37]/[.B37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38]/[.B3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39]/[.B3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5: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]/[.B4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41]/[.B41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2]/[.B4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43]/[.B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44]/[.B44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5]/[.B4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46]/[.B46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47]/[.B4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8]/[.B4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9]/[.B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50]/[.B50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51]/[.B51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52]/[.B52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53]/[.B53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54]/[.B54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55]/[.B5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6]/[.B56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57]/[.B57]" office:value-type="float" office:value="0.782608695652174" calcext:value-type="float">
            <text:p>0.78260869565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8]/[.B58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1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59]/[.B59]" office:value-type="float" office:value="0.535714285714286" calcext:value-type="float">
            <text:p>0.53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60]/[.B60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formula="of:=[.D61]/[.B61]" office:value-type="float" office:value="0.633333333333333" calcext:value-type="float">
            <text:p>0.6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62]/[.B6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D63]/[.B63]"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[.D64]/[.B6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65]/[.B65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66]/[.B66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67]/[.B67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6:2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68]/[.B6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formula="of:=[.D69]/[.B69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70]/[.B70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71]/[.B71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D72]/[.B72]"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D73]/[.B73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4]/[.B7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75]/[.B7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76]/[.B76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D77]/[.B77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78]/[.B78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79]/[.B7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80]/[.B80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81]/[.B81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2]/[.B8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D83]/[.B8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84]/[.B8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85]/[.B8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D86]/[.B86]" office:value-type="float" office:value="0.882352941176471" calcext:value-type="float">
            <text:p>0.8823529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87]/[.B8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88]/[.B88]" office:value-type="float" office:value="0.517241379310345" calcext:value-type="float">
            <text:p>0.51724137931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89]/[.B8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90]/[.B9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91]/[.B91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92]/[.B92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formula="of:=[.D93]/[.B93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94]/[.B9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7: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D95]/[.B95]" office:value-type="float" office:value="0.633333333333333" calcext:value-type="float">
            <text:p>0.6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96]/[.B9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97]/[.B97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98]/[.B98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99]/[.B9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00]/[.B10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D101]/[.B10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102]/[.B10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table:formula="of:=[.D103]/[.B103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D104]/[.B10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105]/[.B105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106]/[.B10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formula="of:=[.D107]/[.B107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108]/[.B10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09]/[.B10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110]/[.B110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D111]/[.B111]" office:value-type="float" office:value="0.80952380952381" calcext:value-type="float">
            <text:p>0.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112]/[.B11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D113]/[.B11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formula="of:=[.D114]/[.B114]" office:value-type="float" office:value="0.730769230769231" calcext:value-type="float">
            <text:p>0.73076923076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115]/[.B115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16]/[.B116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117]/[.B1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118]/[.B118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19]/[.B11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120]/[.B120]" office:value-type="float" office:value="0.380952380952381" calcext:value-type="float">
            <text:p>0.3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21]/[.B121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22]/[.B12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123]/[.B123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24]/[.B124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25]/[.B12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126]/[.B126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D127]/[.B127]" office:value-type="float" office:value="0.823529411764706" calcext:value-type="float">
            <text:p>0.82352941176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128]/[.B12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D129]/[.B129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8: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130]/[.B1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131]/[.B131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32]/[.B132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[.D133]/[.B133]" office:value-type="float" office:value="0.882352941176471" calcext:value-type="float">
            <text:p>0.882352941176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134]/[.B13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35]/[.B135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36]/[.B13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137]/[.B13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138]/[.B138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139]/[.B139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40]/[.B14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141]/[.B14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[.D142]/[.B14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43]/[.B14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144]/[.B144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145]/[.B14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46]/[.B14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D147]/[.B147]" office:value-type="float" office:value="0.772727272727273" calcext:value-type="float">
            <text:p>0.7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D148]/[.B148]" office:value-type="float" office:value="0.142857142857143" calcext:value-type="float">
            <text:p>0.1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49]/[.B14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150]/[.B15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151]/[.B151]" office:value-type="float" office:value="0.708333333333333" calcext:value-type="float">
            <text:p>0.70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152]/[.B15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153]/[.B153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154]/[.B15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155]/[.B15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156]/[.B15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157]/[.B157]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table:formula="of:=[.D158]/[.B158]" office:value-type="float" office:value="0.371428571428571" calcext:value-type="float">
            <text:p>0.3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formula="of:=[.D159]/[.B159]" office:value-type="float" office:value="0.821428571428571" calcext:value-type="float">
            <text:p>0.82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19:30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D160]/[.B16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161]/[.B161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62]/[.B162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163]/[.B16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164]/[.B164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165]/[.B165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166]/[.B16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167]/[.B167]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D168]/[.B168]" office:value-type="float" office:value="0.791666666666667" calcext:value-type="float">
            <text:p>0.7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169]/[.B169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170]/[.B1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D171]/[.B17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172]/[.B172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3]/[.B17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174]/[.B174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175]/[.B175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[.D176]/[.B176]" office:value-type="float" office:value="0.888888888888889" calcext:value-type="float">
            <text:p>0.88888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177]/[.B177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178]/[.B17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1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D179]/[.B179]" office:value-type="float" office:value="0.285714285714286" calcext:value-type="float">
            <text:p>0.2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180]/[.B180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formula="of:=[.D181]/[.B181]" office:value-type="float" office:value="0.576923076923077" calcext:value-type="float">
            <text:p>0.576923076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[.D182]/[.B182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D183]/[.B183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184]/[.B184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185]/[.B185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186]/[.B186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187]/[.B187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188]/[.B188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189]/[.B18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[.D190]/[.B190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191]/[.B19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192]/[.B19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193]/[.B193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0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194]/[.B19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D195]/[.B195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196]/[.B19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D197]/[.B197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198]/[.B198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199]/[.B199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00]/[.B20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01]/[.B201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202]/[.B20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203]/[.B20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204]/[.B204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205]/[.B205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D206]/[.B206]" office:value-type="float" office:value="0.678571428571429" calcext:value-type="float">
            <text:p>0.6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207]/[.B20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08]/[.B208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[.D209]/[.B20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210]/[.B2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211]/[.B211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12]/[.B21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D213]/[.B213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14]/[.B214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D215]/[.B215]" office:value-type="float" office:value="0.65625" calcext:value-type="float">
            <text:p>0.6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16]/[.B21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formula="of:=[.D217]/[.B217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[.D218]/[.B218]" office:value-type="float" office:value="0.863636363636364" calcext:value-type="float">
            <text:p>0.8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D219]/[.B219]" office:value-type="float" office:value="0.592592592592593" calcext:value-type="float">
            <text:p>0.592592592592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220]/[.B22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D221]/[.B221]" office:value-type="float" office:value="0.789473684210526" calcext:value-type="float">
            <text:p>0.789473684210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222]/[.B222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23]/[.B22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24]/[.B224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[.D225]/[.B225]" office:value-type="float" office:value="0.689655172413793" calcext:value-type="float">
            <text:p>0.6896551724137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[.D226]/[.B226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formula="of:=[.D227]/[.B227]" office:value-type="float" office:value="0.62962962962963" calcext:value-type="float">
            <text:p>0.629629629629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228]/[.B228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229]/[.B22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30]/[.B23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231]/[.B231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D232]/[.B232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233]/[.B23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34]/[.B234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235]/[.B235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236]/[.B23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237]/[.B237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38]/[.B238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D239]/[.B239]" office:value-type="float" office:value="0.928571428571429" calcext:value-type="float">
            <text:p>0.9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1:4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40]/[.B24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41]/[.B241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D242]/[.B24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43]/[.B243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244]/[.B24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245]/[.B245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46]/[.B24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247]/[.B247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D248]/[.B24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49]/[.B249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D250]/[.B250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251]/[.B251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52]/[.B252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D253]/[.B25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4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54]/[.B2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55]/[.B255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formula="of:=[.D256]/[.B256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257]/[.B25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58]/[.B25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1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259]/[.B2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260]/[.B26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D261]/[.B261]" office:value-type="float" office:value="0.357142857142857" calcext:value-type="float">
            <text:p>0.3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62]/[.B26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263]/[.B263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[.D264]/[.B26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265]/[.B265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266]/[.B26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D267]/[.B26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268]/[.B26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2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269]/[.B269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70]/[.B27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271]/[.B27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272]/[.B272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273]/[.B273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274]/[.B274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275]/[.B2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276]/[.B276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D277]/[.B277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8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278]/[.B2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279]/[.B279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80]/[.B28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81]/[.B28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282]/[.B28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283]/[.B283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284]/[.B28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285]/[.B285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2: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286]/[.B28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287]/[.B28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288]/[.B288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289]/[.B289]" office:value-type="float" office:value="0.736842105263158" calcext:value-type="float">
            <text:p>0.736842105263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290]/[.B29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291]/[.B29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292]/[.B29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293]/[.B29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294]/[.B2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295]/[.B29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296]/[.B29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297]/[.B29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298]/[.B29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299]/[.B299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D300]/[.B30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[.D301]/[.B301]" office:value-type="float" office:value="0.68" calcext:value-type="float">
            <text:p>0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302]/[.B30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303]/[.B303]" office:value-type="float" office:value="0.933333333333333" calcext:value-type="float">
            <text:p>0.9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D304]/[.B30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05]/[.B30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306]/[.B30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07]/[.B307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308]/[.B308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table:formula="of:=[.D309]/[.B309]" office:value-type="float" office:value="0.575757575757576" calcext:value-type="float">
            <text:p>0.575757575757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0]/[.B31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[.D311]/[.B31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D312]/[.B312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313]/[.B313]" office:value-type="float" office:value="0.608695652173913" calcext:value-type="float">
            <text:p>0.6086956521739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314]/[.B314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2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315]/[.B315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D316]/[.B316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17]/[.B3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18]/[.B31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19]/[.B31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formula="of:=[.D320]/[.B320]" office:value-type="float" office:value="0.866666666666667" calcext:value-type="float">
            <text:p>0.8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formula="of:=[.D321]/[.B321]" office:value-type="float" office:value="0.451612903225806" calcext:value-type="float">
            <text:p>0.451612903225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6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22]/[.B3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formula="of:=[.D323]/[.B323]" office:value-type="float" office:value="0.517241379310345" calcext:value-type="float">
            <text:p>0.517241379310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D324]/[.B324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3:3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325]/[.B325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326]/[.B3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[.D327]/[.B327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[.D328]/[.B328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29]/[.B329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D330]/[.B33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331]/[.B331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332]/[.B332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333]/[.B3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D334]/[.B334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335]/[.B33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336]/[.B336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337]/[.B33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3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[.D338]/[.B33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339]/[.B339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0]/[.B34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D341]/[.B341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342]/[.B342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43]/[.B34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344]/[.B34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45]/[.B34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346]/[.B34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D347]/[.B347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348]/[.B348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349]/[.B349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350]/[.B350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51]/[.B351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352]/[.B352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D353]/[.B35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2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formula="of:=[.D354]/[.B354]" office:value-type="float" office:value="0.724137931034483" calcext:value-type="float">
            <text:p>0.724137931034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D355]/[.B355]" office:value-type="float" office:value="0.483870967741936" calcext:value-type="float">
            <text:p>0.483870967741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356]/[.B356]" office:value-type="float" office:value="0.523809523809524" calcext:value-type="float">
            <text:p>0.5238095238095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57]/[.B35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58]/[.B358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59]/[.B35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360]/[.B360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361]/[.B361]" office:value-type="float" office:value="0.631578947368421" calcext:value-type="float">
            <text:p>0.631578947368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362]/[.B362]" office:value-type="float" office:value="0.272727272727273" calcext:value-type="float">
            <text:p>0.272727272727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formula="of:=[.D363]/[.B36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364]/[.B364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365]/[.B36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D366]/[.B366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367]/[.B367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D368]/[.B368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D369]/[.B369]" office:value-type="float" office:value="0.266666666666667" calcext:value-type="float">
            <text:p>0.2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D370]/[.B370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D371]/[.B371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72]/[.B37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373]/[.B373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4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374]/[.B37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75]/[.B375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4:5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376]/[.B376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377]/[.B377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[.D378]/[.B37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379]/[.B379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80]/[.B380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81]/[.B381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382]/[.B382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83]/[.B38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384]/[.B384]" office:value-type="float" office:value="0.642857142857143" calcext:value-type="float">
            <text:p>0.6428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D385]/[.B385]" office:value-type="float" office:value="0.526315789473684" calcext:value-type="float">
            <text:p>0.526315789473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386]/[.B386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387]/[.B387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[.D388]/[.B388]"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389]/[.B38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390]/[.B390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391]/[.B39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392]/[.B392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D393]/[.B39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[.D394]/[.B394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1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395]/[.B395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D396]/[.B39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97]/[.B397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D398]/[.B398]" office:value-type="float" office:value="0.352941176470588" calcext:value-type="float">
            <text:p>0.3529411764705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399]/[.B399]" office:value-type="float" office:value="0.478260869565217" calcext:value-type="float">
            <text:p>0.478260869565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400]/[.B400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401]/[.B401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[.D402]/[.B402]" office:value-type="float" office:value="0.619047619047619" calcext:value-type="float">
            <text:p>0.619047619047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403]/[.B403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4]/[.B404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2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05]/[.B405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406]/[.B406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[.D407]/[.B407]" office:value-type="float" office:value="0.80952380952381" calcext:value-type="float">
            <text:p>0.80952380952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408]/[.B408]" office:value-type="float" office:value="0.761904761904762" calcext:value-type="float">
            <text:p>0.761904761904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09]/[.B409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10]/[.B410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11]/[.B411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412]/[.B412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413]/[.B413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414]/[.B41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415]/[.B41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[.D416]/[.B416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D417]/[.B417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418]/[.B41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19]/[.B419]" office:value-type="float" office:value="0.578947368421053" calcext:value-type="float">
            <text:p>0.5789473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D420]/[.B420]" office:value-type="float" office:value="0.76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421]/[.B42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5: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22]/[.B422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D423]/[.B423]" office:value-type="float" office:value="0.909090909090909" calcext:value-type="float">
            <text:p>0.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D424]/[.B42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425]/[.B425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426]/[.B42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427]/[.B42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428]/[.B42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29]/[.B42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430]/[.B430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1]/[.B43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D432]/[.B432]" office:value-type="float" office:value="0.6875" calcext:value-type="float">
            <text:p>0.6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33]/[.B433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434]/[.B4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D435]/[.B435]" office:value-type="float" office:value="0.68421052631579" calcext:value-type="float">
            <text:p>0.6842105263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36]/[.B436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437]/[.B43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438]/[.B438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39]/[.B439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formula="of:=[.D440]/[.B440]" office:value-type="float" office:value="0.740740740740741" calcext:value-type="float">
            <text:p>0.740740740740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441]/[.B441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D442]/[.B442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43]/[.B443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44]/[.B444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D445]/[.B44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4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D446]/[.B446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47]/[.B447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D448]/[.B448]" office:value-type="float" office:value="0.55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49]/[.B449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450]/[.B450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formula="of:=[.D451]/[.B451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452]/[.B452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D453]/[.B453]" office:value-type="float" office:value="0.590909090909091" calcext:value-type="float">
            <text:p>0.590909090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54]/[.B454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D455]/[.B455]" office:value-type="float" office:value="0.769230769230769" calcext:value-type="float">
            <text:p>0.769230769230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456]/[.B456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D457]/[.B457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458]/[.B458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459]/[.B45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460]/[.B460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3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[.D461]/[.B461]" office:value-type="float" office:value="0.678571428571429" calcext:value-type="float">
            <text:p>0.67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462]/[.B462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463]/[.B463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64]/[.B464]" office:value-type="float" office:value="0.611111111111111" calcext:value-type="float">
            <text:p>0.6111111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465]/[.B465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466]/[.B466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D467]/[.B467]" office:value-type="float" office:value="0.458333333333333" calcext:value-type="float">
            <text:p>0.458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468]/[.B468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formula="of:=[.D469]/[.B469]" office:value-type="float" office:value="0.791666666666667" calcext:value-type="float">
            <text:p>0.7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470]/[.B470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4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71]/[.B471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D472]/[.B472]" office:value-type="float" office:value="0.588235294117647" calcext:value-type="float">
            <text:p>0.58823529411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[.D473]/[.B473]"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474]/[.B474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D475]/[.B4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D476]/[.B476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D477]/[.B477]" office:value-type="float" office:value="0.518518518518519" calcext:value-type="float">
            <text:p>0.5185185185185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formula="of:=[.D478]/[.B478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D479]/[.B479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D480]/[.B480]"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5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D481]/[.B481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482]/[.B482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[.D483]/[.B483]" office:value-type="float" office:value="0.846153846153846" calcext:value-type="float">
            <text:p>0.846153846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484]/[.B48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[.D485]/[.B485]"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D486]/[.B486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487]/[.B487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88]/[.B488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D489]/[.B489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D490]/[.B490]" office:value-type="float" office:value="0.777777777777778" calcext:value-type="float">
            <text:p>0.77777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6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491]/[.B491]" office:value-type="float" office:value="0.842105263157895" calcext:value-type="float">
            <text:p>0.842105263157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492]/[.B492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D493]/[.B493]" office:value-type="float" office:value="0.705882352941177" calcext:value-type="float">
            <text:p>0.705882352941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494]/[.B494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D495]/[.B49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D496]/[.B496]" office:value-type="float" office:value="0.857142857142857" calcext:value-type="float">
            <text:p>0.857142857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6:7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D497]/[.B497]" office:value-type="float" office:value="0.421052631578947" calcext:value-type="float">
            <text:p>0.421052631578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D498]/[.B498]" office:value-type="float" office:value="0.647058823529412" calcext:value-type="float">
            <text:p>0.6470588235294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D499]/[.B499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00]/[.B500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01]/[.B501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502]/[.B502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D503]/[.B503]" office:value-type="float" office:value="0.555555555555556" calcext:value-type="float">
            <text:p>0.555555555555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D504]/[.B504]" office:value-type="float" office:value="0.583333333333333" calcext:value-type="float">
            <text:p>0.58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05]/[.B505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506]/[.B506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D507]/[.B507]" office:value-type="float" office:value="0.636363636363636" calcext:value-type="float">
            <text:p>0.6363636363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formula="of:=[.D508]/[.B508]" office:value-type="float" office:value="0.695652173913044" calcext:value-type="float">
            <text:p>0.6956521739130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09]/[.B509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D510]/[.B510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[.D511]/[.B511]" office:value-type="float" office:value="0.923076923076923" calcext:value-type="float">
            <text:p>0.923076923076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512]/[.B512]" office:value-type="float" office:value="0.416666666666667" calcext:value-type="float">
            <text:p>0.4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13]/[.B513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D514]/[.B514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D515]/[.B515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[.D516]/[.B516]" office:value-type="float" office:value="0.64" calcext:value-type="float">
            <text:p>0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D517]/[.B517]" office:value-type="float" office:value="0.733333333333333" calcext:value-type="float">
            <text:p>0.7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[.D518]/[.B518]" office:value-type="float" office:value="0.764705882352941" calcext:value-type="float">
            <text:p>0.764705882352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19]/[.B519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20]/[.B52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formula="of:=[.D521]/[.B52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D522]/[.B522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23]/[.B523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24]/[.B524]" office:value-type="float" office:value="0.933333333333333" calcext:value-type="float">
            <text:p>0.9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D525]/[.B525]" office:value-type="float" office:value="0.571428571428571" calcext:value-type="float">
            <text:p>0.571428571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D526]/[.B52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D527]/[.B527]" office:value-type="float" office:value="0.833333333333333" calcext:value-type="float">
            <text:p>0.8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D528]/[.B528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29]/[.B529]" office:value-type="float" office:value="0.461538461538462" calcext:value-type="float">
            <text:p>0.461538461538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D530]/[.B530]" office:value-type="float" office:value="0.818181818181818" calcext:value-type="float">
            <text:p>0.818181818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31]/[.B531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D532]/[.B532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D533]/[.B533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34]/[.B534]" office:value-type="float" office:value="0.533333333333333" calcext:value-type="float">
            <text:p>0.5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D535]/[.B535]" office:value-type="float" office:value="0.538461538461538" calcext:value-type="float">
            <text:p>0.538461538461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3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D536]/[.B536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[.D537]/[.B537]" office:value-type="float" office:value="0.681818181818182" calcext:value-type="float">
            <text:p>0.681818181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D538]/[.B538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39]/[.B539]" office:value-type="float" office:value="0.444444444444444" calcext:value-type="float">
            <text:p>0.44444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40]/[.B540]" office:value-type="float" office:value="0.428571428571429" calcext:value-type="float">
            <text:p>0.428571428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D541]/[.B541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D542]/[.B542]" office:value-type="float" office:value="0.692307692307692" calcext:value-type="float">
            <text:p>0.692307692307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543]/[.B543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4]/[.B544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545]/[.B545]" office:value-type="float" office:value="0.470588235294118" calcext:value-type="float">
            <text:p>0.470588235294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4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D546]/[.B546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547]/[.B54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D548]/[.B548]"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549]/[.B549]"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D550]/[.B550]" office:value-type="float" office:value="0.4375" calcext:value-type="float">
            <text:p>0.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formula="of:=[.D551]/[.B551]" office:value-type="float" office:value="0.782608695652174" calcext:value-type="float">
            <text:p>0.782608695652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52]/[.B552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53]/[.B553]" office:value-type="float" office:value="0.529411764705882" calcext:value-type="float">
            <text:p>0.529411764705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[.D554]/[.B554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D555]/[.B555]" office:value-type="float" office:value="0.545454545454545" calcext:value-type="float">
            <text:p>0.545454545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D556]/[.B556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D557]/[.B557]" office:value-type="float" office:value="0.476190476190476" calcext:value-type="float">
            <text:p>0.4761904761904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58]/[.B558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D559]/[.B559]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D560]/[.B560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table:formula="of:=[.D561]/[.B561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D562]/[.B562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7: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563]/[.B563]" office:value-type="float" office:value="0.916666666666667" calcext:value-type="float">
            <text:p>0.91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D564]/[.B564]" office:value-type="float" office:value="0.411764705882353" calcext:value-type="float">
            <text:p>0.411764705882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[.D565]/[.B56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3</text:p>
          </table:table-cell>
          <table:table-cell table:number-columns-repeated="3" office:value-type="float" office:value="12" calcext:value-type="float">
            <text:p>12</text:p>
          </table:table-cell>
          <table:table-cell table:formula="of:=[.D566]/[.B56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D567]/[.B567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68]/[.B568]" office:value-type="float" office:value="0.6" calcext:value-type="float">
            <text:p>0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69]/[.B569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[.D570]/[.B570]" office:value-type="float" office:value="0.652173913043478" calcext:value-type="float">
            <text:p>0.6521739130434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D571]/[.B571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D572]/[.B572]" office:value-type="float" office:value="0.9375" calcext:value-type="float">
            <text:p>0.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[.D573]/[.B573]" office:value-type="float" office:value="0.722222222222222" calcext:value-type="float">
            <text:p>0.7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D574]/[.B574]" office:value-type="float" office:value="0.625" calcext:value-type="float">
            <text:p>0.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D575]/[.B575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D576]/[.B576]" office:value-type="float" office:value="0.727272727272727" calcext:value-type="float">
            <text:p>0.7272727272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D577]/[.B577]" office:value-type="float" office:value="0.615384615384615" calcext:value-type="float">
            <text:p>0.615384615384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D578]/[.B578]" office:value-type="float" office:value="0.466666666666667" calcext:value-type="float">
            <text:p>0.4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[.D579]/[.B579]" office:value-type="float" office:value="0.785714285714286" calcext:value-type="float">
            <text:p>0.785714285714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D580]/[.B580]" office:value-type="float" office:value="0.714285714285714" calcext:value-type="float">
            <text:p>0.7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D581]/[.B581]" office:value-type="float" office:value="0.8125" calcext:value-type="float">
            <text:p>0.8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1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D582]/[.B582]" office:value-type="float" office:value="0.5625" calcext:value-type="float">
            <text:p>0.5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D583]/[.B583]" office:value-type="float" office:value="0.6" calcext:value-type="float">
            <text:p>0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2T09:57:59.318002669</dc:date>
    <meta:editing-duration>PT1H18M25S</meta:editing-duration>
    <meta:editing-cycles>1</meta:editing-cycles>
    <meta:document-statistic meta:table-count="1" meta:cell-count="2917" meta:object-count="0"/>
    <meta:generator>LibreOffice/7.5.3.2$Linux_X86_64 LibreOffice_project/67bf5ab3e8553b11738d1302ab7051a12dd8b40d</meta:generator>
  </office:meta>
</office:document-meta>
</file>